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draw:marker-end="Symmetric_20_Arrow" draw:marker-end-width="0.2cm" draw:fill="none"/>
    </style:style>
    <style:style style:name="gr3" style:family="graphic" style:parent-style-name="objectwithoutfill">
      <style:graphic-properties svg:stroke-width="0cm" draw:marker-start-width="0.2cm" draw:marker-end="Symmetric_20_Arrow" draw:marker-end-width="0.2cm" draw:fill="none" fo:padding-top="0.125cm" fo:padding-bottom="0.125cm" fo:padding-left="0.25cm" fo:padding-right="0.25cm"/>
    </style:style>
    <style:style style:name="gr4" style:family="graphic" style:parent-style-name="objectwithoutfill">
      <style:graphic-properties draw:fill="none"/>
    </style:style>
    <style:style style:name="gr5" style:family="graphic" style:parent-style-name="text">
      <style:graphic-properties draw:auto-grow-height="true" draw:auto-grow-width="true" fo:min-height="0cm" fo:min-width="0cm"/>
    </style:style>
    <style:style style:name="gr6" style:family="graphic" style:parent-style-name="text">
      <style:graphic-properties draw:auto-grow-height="true" draw:auto-grow-width="false" fo:min-height="0.4cm" fo:min-width="1.09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cm" svg:height="2cm" svg:x="2.096cm" svg:y="0.2cm">
          <text:p text:style-name="P1">SDHC-SPI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35cm" svg:y1="2.2cm" svg:x2="3.335cm" svg:y2="2.8cm">
          <text:p/>
        </draw:line>
        <draw:line draw:style-name="gr2" draw:text-style-name="P1" draw:layer="layout" svg:x1="2.325cm" svg:y1="2.2cm" svg:x2="2.325cm" svg:y2="2.8cm">
          <text:p/>
        </draw:line>
        <draw:line draw:style-name="gr3" draw:text-style-name="P1" draw:layer="layout" svg:x1="1.296cm" svg:y1="1.869cm" svg:x2="2.096cm" svg:y2="1.869cm">
          <text:p/>
        </draw:line>
        <draw:line draw:style-name="gr4" draw:text-style-name="P1" draw:layer="layout" svg:x1="1.479cm" svg:y1="1.969cm" svg:x2="1.679cm" svg:y2="1.769cm">
          <text:p/>
        </draw:line>
        <draw:frame draw:style-name="gr5" draw:layer="layout" svg:width="0.366cm" svg:height="0.336cm" svg:x="1.396cm" svg:y="1.966cm">
          <draw:text-box>
            <text:p>32</text:p>
          </draw:text-box>
        </draw:frame>
        <draw:frame draw:style-name="gr5" draw:layer="layout" svg:width="0.671cm" svg:height="0.336cm" svg:x="0.544cm" svg:y="1.666cm">
          <draw:text-box>
            <text:p>addr</text:p>
          </draw:text-box>
        </draw:frame>
        <draw:line draw:style-name="gr3" draw:text-style-name="P1" draw:layer="layout" svg:x1="1.296cm" svg:y1="0.4cm" svg:x2="2.096cm" svg:y2="0.4cm">
          <text:p/>
        </draw:line>
        <draw:frame draw:style-name="gr5" draw:layer="layout" svg:width="0.734cm" svg:height="0.336cm" svg:x="0.562cm" svg:y="0.197cm">
          <draw:text-box>
            <text:p>reset</text:p>
          </draw:text-box>
        </draw:frame>
        <draw:frame draw:style-name="gr6" draw:layer="layout" svg:width="1.096cm" svg:height="0.4cm" svg:x="0.2cm" svg:y="0.5cm">
          <draw:text-box>
            <text:p>clk50m</text:p>
          </draw:text-box>
        </draw:frame>
        <draw:line draw:style-name="gr3" draw:text-style-name="P1" draw:layer="layout" svg:x1="1.296cm" svg:y1="0.7cm" svg:x2="2.096cm" svg:y2="0.7cm">
          <text:p/>
        </draw:line>
        <draw:frame draw:style-name="gr5" draw:layer="layout" svg:width="0.442cm" svg:height="0.336cm" svg:x="3.9cm" svg:y="2.864cm">
          <draw:text-box>
            <text:p>err</text:p>
          </draw:text-box>
        </draw:frame>
        <draw:frame draw:style-name="gr5" draw:layer="layout" svg:width="0.671cm" svg:height="0.336cm" svg:x="3cm" svg:y="2.864cm">
          <draw:text-box>
            <text:p>busy</text:p>
          </draw:text-box>
        </draw:frame>
        <draw:line draw:style-name="gr3" draw:text-style-name="P1" draw:layer="layout" svg:x1="4.121cm" svg:y1="2.2cm" svg:x2="4.121cm" svg:y2="2.8cm">
          <text:p/>
        </draw:line>
        <draw:line draw:style-name="gr4" draw:text-style-name="P1" draw:layer="layout" svg:x1="2.225cm" svg:y1="2.519cm" svg:x2="2.425cm" svg:y2="2.319cm">
          <text:p/>
        </draw:line>
        <draw:frame draw:style-name="gr5" draw:layer="layout" svg:width="0.184cm" svg:height="0.336cm" svg:x="2.445cm" svg:y="2.29cm">
          <draw:text-box>
            <text:p>8</text:p>
          </draw:text-box>
        </draw:frame>
        <draw:frame draw:style-name="gr5" draw:layer="layout" svg:width="0.65cm" svg:height="0.336cm" svg:x="2cm" svg:y="2.864cm">
          <draw:text-box>
            <text:p>dout</text:p>
          </draw:text-box>
        </draw:frame>
        <draw:frame draw:style-name="gr6" draw:layer="layout" svg:width="1.096cm" svg:height="0.4cm" svg:x="0.2cm" svg:y="1.4cm">
          <draw:text-box>
            <text:p>r_block</text:p>
          </draw:text-box>
        </draw:frame>
        <draw:line draw:style-name="gr3" draw:text-style-name="P1" draw:layer="layout" svg:x1="1.296cm" svg:y1="1.6cm" svg:x2="2.096cm" svg:y2="1.6cm">
          <text:p/>
        </draw:line>
        <draw:frame draw:style-name="gr6" draw:layer="layout" svg:width="1.096cm" svg:height="0.4cm" svg:x="0.2cm" svg:y="1.1cm">
          <draw:text-box>
            <text:p>r_byte</text:p>
          </draw:text-box>
        </draw:frame>
        <draw:line draw:style-name="gr3" draw:text-style-name="P1" draw:layer="layout" svg:x1="1.296cm" svg:y1="1.3cm" svg:x2="2.096cm" svg:y2="1.3cm">
          <text:p/>
        </draw:line>
        <draw:line draw:style-name="gr3" draw:text-style-name="P1" draw:layer="layout" svg:x1="4.296cm" svg:y1="1.792cm" svg:x2="5.496cm" svg:y2="1.792cm">
          <text:p/>
        </draw:line>
        <draw:frame draw:style-name="gr5" draw:layer="layout" svg:width="0.675cm" svg:height="0.336cm" svg:x="4.6cm" svg:y="0.254cm">
          <draw:text-box>
            <text:p>miso</text:p>
          </draw:text-box>
        </draw:frame>
        <draw:line draw:style-name="gr3" draw:text-style-name="P1" draw:layer="layout" svg:x1="5.496cm" svg:y1="0.592cm" svg:x2="4.296cm" svg:y2="0.592cm">
          <text:p/>
        </draw:line>
        <draw:line draw:style-name="gr3" draw:text-style-name="P1" draw:layer="layout" svg:x1="4.296cm" svg:y1="0.992cm" svg:x2="5.496cm" svg:y2="0.992cm">
          <text:p/>
        </draw:line>
        <draw:line draw:style-name="gr3" draw:text-style-name="P1" draw:layer="layout" svg:x1="4.296cm" svg:y1="1.392cm" svg:x2="5.496cm" svg:y2="1.392cm">
          <text:p/>
        </draw:line>
        <draw:frame draw:style-name="gr5" draw:layer="layout" svg:width="0.569cm" svg:height="0.336cm" svg:x="4.6cm" svg:y="1.054cm">
          <draw:text-box>
            <text:p>sclk</text:p>
          </draw:text-box>
        </draw:frame>
        <draw:frame draw:style-name="gr5" draw:layer="layout" svg:width="0.675cm" svg:height="0.336cm" svg:x="4.6cm" svg:y="0.654cm">
          <draw:text-box>
            <text:p>mosi</text:p>
          </draw:text-box>
        </draw:frame>
        <draw:frame draw:style-name="gr5" draw:layer="layout" svg:width="0.29cm" svg:height="0.336cm" svg:x="4.705cm" svg:y="1.464cm">
          <draw:text-box>
            <text:p>ss</text:p>
          </draw:text-box>
        </draw:frame>
        <draw:g>
          <draw:polygon draw:style-name="gr7" draw:text-style-name="P1" draw:layer="layout" svg:width="1.571cm" svg:height="2.097cm" draw:transform="rotate (1.5707963267949) translate (5.54cm 2.061cm)" svg:viewBox="0 0 1572 2098" draw:points="1572,2098 0,2098 0,794 70,794 70,660 0,660 0,242 250,0 1572,0 1572,513 1522,513 1522,794 1572,794">
            <text:p/>
          </draw:polygon>
          <draw:custom-shape draw:style-name="gr8" draw:text-style-name="P1" draw:layer="layout" svg:width="0.132cm" svg:height="0.35cm" draw:transform="rotate (-1.5707963267949) translate (5.962cm 1.64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32cm" svg:height="0.35cm" draw:transform="rotate (-1.5707963267949) translate (5.962cm 1.483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32cm" svg:height="0.35cm" draw:transform="rotate (-1.5707963267949) translate (5.962cm 1.32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32cm" svg:height="0.35cm" draw:transform="rotate (-1.5707963267949) translate (5.962cm 1.16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33cm" svg:height="0.35cm" draw:transform="rotate (-1.5707963267949) translate (5.962cm 0.997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132cm" svg:height="0.35cm" draw:transform="rotate (-1.5707963267949) translate (5.962cm 0.674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051cm" svg:height="0.35cm" draw:transform="rotate (-1.5707963267949) translate (5.962cm 0.592cm)">
            <text:p/>
            <draw:enhanced-geometry svg:viewBox="0 0 21600 21600" draw:type="rectangle" draw:enhanced-path="M 0 0 L 21600 0 21600 21600 0 21600 0 0 Z N"/>
          </draw:custom-shape>
          <draw:polygon draw:style-name="gr7" draw:text-style-name="P1" draw:layer="layout" svg:width="0.112cm" svg:height="0.339cm" draw:transform="rotate (1.5707963267949) translate (5.748cm 1.943cm)" svg:viewBox="0 0 113 340" draw:points="113,340 0,340 0,62 47,0 113,0">
            <text:p/>
          </draw:polygon>
          <draw:custom-shape draw:style-name="gr8" draw:text-style-name="P1" draw:layer="layout" svg:width="0.132cm" svg:height="0.35cm" draw:transform="rotate (-1.5707963267949) translate (5.962cm 0.836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erif1" fo:font-family="'DejaVu Serif'" style:font-style-name="Book" style:font-family-generic="roman" style:font-pitch="variable" fo:font-size="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7cm" fo:page-height="3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6.3$Linux_X86_64 LibreOffice_project/420m0$Build-3</meta:generator>
    <dc:date>2014-09-16T19:23:10.575273738</dc:date>
    <meta:editing-duration>PT6H39M31S</meta:editing-duration>
    <meta:editing-cycles>31</meta:editing-cycles>
    <dc:creator>Paulino Ruiz de Clavijo Vázquez</dc:creator>
    <meta:document-statistic meta:object-count="40"/>
  </office:meta>
</office:document-meta>
</file>